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25-01-27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24-01-22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23-01-17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22-01-12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21-02-02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21-01-06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20-01-08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19-01-09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18-01-02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17-01-25 15:3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15-12-28 22:26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15-01-09 15:51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14-01-13 16:57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13-01-15 16:04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1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10-12-29 21:33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10-01-04 22:31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09-01-20 14:42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08-01-15 15:57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07-01-04 06:00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06-01-05 16:19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05-01-07 20:44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04-01-06 16:26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03-01-03 17:12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02-01-08 18:58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01-01-08 16:42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2000-01-06 22:08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1999-01-12 15:08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1998-01-13 21:08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199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199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199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199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199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198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198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198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41099062501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